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.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-[.A2]*3+SIN([.A2])" office:value-type="float" office:value="2" calcext:value-type="float">
            <text:p>2</text:p>
          </table:table-cell>
          <table:table-cell table:formula="of:=ABS([.B2])"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2-[.E2]*3+SIN([.E2])" office:value-type="float" office:value="0.0833269096274832" calcext:value-type="float">
            <text:p>0.083326909627483</text:p>
          </table:table-cell>
          <table:table-cell table:formula="of:=ABS([.F2])" office:value-type="float" office:value="0.0833269096274832" calcext:value-type="float">
            <text:p>0.08332690962748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2-[.A3]*3+SIN([.A3])" office:value-type="float" office:value="1.79983341664683" calcext:value-type="float">
            <text:p>1.79983341664683</text:p>
          </table:table-cell>
          <table:table-cell table:formula="of:=ABS([.B3])" office:value-type="float" office:value="1.79983341664683" calcext:value-type="float">
            <text:p>1.79983341664683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2-[.E3]*3+SIN([.E3])" office:value-type="float" office:value="0.0595037396899505" calcext:value-type="float">
            <text:p>0.059503739689951</text:p>
          </table:table-cell>
          <table:table-cell table:formula="of:=ABS([.F3])" office:value-type="float" office:value="0.0595037396899505" calcext:value-type="float">
            <text:p>0.05950373968995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2-[.A4]*3+SIN([.A4])" office:value-type="float" office:value="1.59866933079506" calcext:value-type="float">
            <text:p>1.59866933079506</text:p>
          </table:table-cell>
          <table:table-cell table:formula="of:=ABS([.B4])" office:value-type="float" office:value="1.59866933079506" calcext:value-type="float">
            <text:p>1.59866933079506</text:p>
          </table:table-cell>
          <table:table-cell/>
          <table:table-cell office:value-type="float" office:value="0.92" calcext:value-type="float">
            <text:p>0.92</text:p>
          </table:table-cell>
          <table:table-cell table:formula="of:=2-[.E4]*3+SIN([.E4])" office:value-type="float" office:value="0.0356016200363658" calcext:value-type="float">
            <text:p>0.035601620036366</text:p>
          </table:table-cell>
          <table:table-cell table:formula="of:=ABS([.F4])" office:value-type="float" office:value="0.0356016200363658" calcext:value-type="float">
            <text:p>0.03560162003636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2-[.A5]*3+SIN([.A5])" office:value-type="float" office:value="1.39552020666134" calcext:value-type="float">
            <text:p>1.39552020666134</text:p>
          </table:table-cell>
          <table:table-cell table:formula="of:=ABS([.B5])" office:value-type="float" office:value="1.39552020666134" calcext:value-type="float">
            <text:p>1.39552020666134</text:p>
          </table:table-cell>
          <table:table-cell/>
          <table:table-cell table:style-name="ce2" office:value-type="float" office:value="0.93" calcext:value-type="float">
            <text:p>0.93</text:p>
          </table:table-cell>
          <table:table-cell table:style-name="ce2" table:formula="of:=2-[.E5]*3+SIN([.E5])" office:value-type="float" office:value="0.0116199408837772" calcext:value-type="float">
            <text:p>0.011619940883777</text:p>
          </table:table-cell>
          <table:table-cell table:style-name="ce2" table:formula="of:=ABS([.F5])" office:value-type="float" office:value="0.0116199408837772" calcext:value-type="float">
            <text:p>0.0116199408837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2-[.A6]*3+SIN([.A6])" office:value-type="float" office:value="1.18941834230865" calcext:value-type="float">
            <text:p>1.18941834230865</text:p>
          </table:table-cell>
          <table:table-cell table:formula="of:=ABS([.B6])" office:value-type="float" office:value="1.18941834230865" calcext:value-type="float">
            <text:p>1.18941834230865</text:p>
          </table:table-cell>
          <table:table-cell/>
          <table:table-cell table:style-name="ce2" office:value-type="float" office:value="0.94" calcext:value-type="float">
            <text:p>0.94</text:p>
          </table:table-cell>
          <table:table-cell table:style-name="ce2" table:formula="of:=2-[.E6]*3+SIN([.E6])" office:value-type="float" office:value="-0.012441899594886" calcext:value-type="float">
            <text:p>-0.012441899594886</text:p>
          </table:table-cell>
          <table:table-cell table:style-name="ce2" table:formula="of:=ABS([.F6])" office:value-type="float" office:value="0.012441899594886" calcext:value-type="float">
            <text:p>0.0124418995948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-[.A7]*3+SIN([.A7])" office:value-type="float" office:value="0.979425538604203" calcext:value-type="float">
            <text:p>0.979425538604203</text:p>
          </table:table-cell>
          <table:table-cell table:formula="of:=ABS([.B7])" office:value-type="float" office:value="0.979425538604203" calcext:value-type="float">
            <text:p>0.979425538604203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2-[.E7]*3+SIN([.E7])" office:value-type="float" office:value="-0.0365844952106263" calcext:value-type="float">
            <text:p>-0.036584495210626</text:p>
          </table:table-cell>
          <table:table-cell table:formula="of:=ABS([.F7])" office:value-type="float" office:value="0.0365844952106263" calcext:value-type="float">
            <text:p>0.0365844952106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2-[.A8]*3+SIN([.A8])" office:value-type="float" office:value="0.764642473395035" calcext:value-type="float">
            <text:p>0.764642473395035</text:p>
          </table:table-cell>
          <table:table-cell table:formula="of:=ABS([.B8])" office:value-type="float" office:value="0.764642473395035" calcext:value-type="float">
            <text:p>0.764642473395035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2-[.E8]*3+SIN([.E8])" office:value-type="float" office:value="-0.0608084316990016" calcext:value-type="float">
            <text:p>-0.060808431699002</text:p>
          </table:table-cell>
          <table:table-cell table:formula="of:=ABS([.F8])" office:value-type="float" office:value="0.0608084316990016" calcext:value-type="float">
            <text:p>0.0608084316990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2-[.A9]*3+SIN([.A9])" office:value-type="float" office:value="0.544217687237691" calcext:value-type="float">
            <text:p>0.544217687237691</text:p>
          </table:table-cell>
          <table:table-cell table:formula="of:=ABS([.B9])" office:value-type="float" office:value="0.544217687237691" calcext:value-type="float">
            <text:p>0.544217687237691</text:p>
          </table:table-cell>
          <table:table-cell/>
          <table:table-cell office:value-type="float" office:value="0.97" calcext:value-type="float">
            <text:p>0.97</text:p>
          </table:table-cell>
          <table:table-cell table:formula="of:=2-[.E9]*3+SIN([.E9])" office:value-type="float" office:value="-0.0851142866615501" calcext:value-type="float">
            <text:p>-0.08511428666155</text:p>
          </table:table-cell>
          <table:table-cell table:formula="of:=ABS([.F9])" office:value-type="float" office:value="0.0851142866615501" calcext:value-type="float">
            <text:p>0.0851142866615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2-[.A10]*3+SIN([.A10])" office:value-type="float" office:value="0.317356090899522" calcext:value-type="float">
            <text:p>0.317356090899522</text:p>
          </table:table-cell>
          <table:table-cell table:formula="of:=ABS([.B10])" office:value-type="float" office:value="0.317356090899522" calcext:value-type="float">
            <text:p>0.317356090899522</text:p>
          </table:table-cell>
          <table:table-cell/>
          <table:table-cell office:value-type="float" office:value="0.98" calcext:value-type="float">
            <text:p>0.98</text:p>
          </table:table-cell>
          <table:table-cell table:formula="of:=2-[.E10]*3+SIN([.E10])" office:value-type="float" office:value="-0.109502629508029" calcext:value-type="float">
            <text:p>-0.109502629508029</text:p>
          </table:table-cell>
          <table:table-cell table:formula="of:=ABS([.F10])" office:value-type="float" office:value="0.109502629508029" calcext:value-type="float">
            <text:p>0.109502629508029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2" table:formula="of:=2-[.A11]*3+SIN([.A11])" office:value-type="float" office:value="0.0833269096274832" calcext:value-type="float">
            <text:p>0.083326909627483</text:p>
          </table:table-cell>
          <table:table-cell table:style-name="ce2" table:formula="of:=ABS([.B11])" office:value-type="float" office:value="0.0833269096274832" calcext:value-type="float">
            <text:p>0.083326909627483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2-[.E11]*3+SIN([.E11])" office:value-type="float" office:value="-0.133974021399479" calcext:value-type="float">
            <text:p>-0.133974021399479</text:p>
          </table:table-cell>
          <table:table-cell table:formula="of:=ABS([.F11])" office:value-type="float" office:value="0.133974021399479" calcext:value-type="float">
            <text:p>0.13397402139947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2-[.A12]*3+SIN([.A12])" office:value-type="float" office:value="-0.158529015192104" calcext:value-type="float">
            <text:p>-0.158529015192104</text:p>
          </table:table-cell>
          <table:table-cell table:style-name="ce2" table:formula="of:=ABS([.B12])" office:value-type="float" office:value="0.158529015192104" calcext:value-type="float">
            <text:p>0.158529015192104</text:p>
          </table:table-cell>
          <table:table-cell/>
          <table:table-cell office:value-type="float" office:value="1" calcext:value-type="float">
            <text:p>1</text:p>
          </table:table-cell>
          <table:table-cell table:formula="of:=2-[.E12]*3+SIN([.E12])" office:value-type="float" office:value="-0.158529015192104" calcext:value-type="float">
            <text:p>-0.158529015192104</text:p>
          </table:table-cell>
          <table:table-cell table:formula="of:=ABS([.F12])" office:value-type="float" office:value="0.158529015192104" calcext:value-type="float">
            <text:p>0.158529015192104</text:p>
          </table:table-cell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2-[.A15]*3+SIN([.A15])" office:value-type="float" office:value="2" calcext:value-type="float">
            <text:p>2</text:p>
          </table:table-cell>
          <table:table-cell table:style-name="ce3" table:formula="of:=ABS([.B1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table:formula="of:=2-[.A16]*3+SIN([.A16])" office:value-type="float" office:value="1.39552020666134" calcext:value-type="float">
            <text:p>1.39552020666134</text:p>
          </table:table-cell>
          <table:table-cell table:style-name="ce3" table:formula="of:=ABS([.B16])" office:value-type="float" office:value="1.39552020666134" calcext:value-type="float">
            <text:p>1.3955202066613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table:formula="of:=2-[.A17]*3+SIN([.A17])" office:value-type="float" office:value="0.764642473395035" calcext:value-type="float">
            <text:p>0.764642473395035</text:p>
          </table:table-cell>
          <table:table-cell table:style-name="ce3" table:formula="of:=ABS([.B17])" office:value-type="float" office:value="0.764642473395035" calcext:value-type="float">
            <text:p>0.76464247339503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table:formula="of:=2-[.A18]*3+SIN([.A18])" office:value-type="float" office:value="0.0833269096274833" calcext:value-type="float">
            <text:p>0.083326909627483</text:p>
          </table:table-cell>
          <table:table-cell table:style-name="ce3" table:formula="of:=ABS([.B18])" office:value-type="float" office:value="0.0833269096274833" calcext:value-type="float">
            <text:p>0.083326909627483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3" table:formula="of:=2-[.A19]*3+SIN([.A19])" office:value-type="float" office:value="-0.667960914032774" calcext:value-type="float">
            <text:p>-0.667960914032774</text:p>
          </table:table-cell>
          <table:table-cell table:style-name="ce3" table:formula="of:=ABS([.B19])" office:value-type="float" office:value="0.667960914032774" calcext:value-type="float">
            <text:p>0.667960914032774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table:formula="of:=2-[.A20]*3+SIN([.A20])" office:value-type="float" office:value="-1.50250501339595" calcext:value-type="float">
            <text:p>-1.50250501339595</text:p>
          </table:table-cell>
          <table:table-cell table:style-name="ce3" table:formula="of:=ABS([.B20])" office:value-type="float" office:value="1.50250501339595" calcext:value-type="float">
            <text:p>1.50250501339595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3" table:formula="of:=2-[.A21]*3+SIN([.A21])" office:value-type="float" office:value="-2.42615236912181" calcext:value-type="float">
            <text:p>-2.42615236912181</text:p>
          </table:table-cell>
          <table:table-cell table:style-name="ce3" table:formula="of:=ABS([.B21])" office:value-type="float" office:value="2.42615236912181" calcext:value-type="float">
            <text:p>2.4261523691218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ce3" table:formula="of:=2-[.A22]*3+SIN([.A22])" office:value-type="float" office:value="-3.43679063335113" calcext:value-type="float">
            <text:p>-3.43679063335113</text:p>
          </table:table-cell>
          <table:table-cell table:style-name="ce3" table:formula="of:=ABS([.B22])" office:value-type="float" office:value="3.43679063335113" calcext:value-type="float">
            <text:p>3.43679063335113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3" table:formula="of:=2-[.A23]*3+SIN([.A23])" office:value-type="float" office:value="-4.52453681944885" calcext:value-type="float">
            <text:p>-4.52453681944885</text:p>
          </table:table-cell>
          <table:table-cell table:style-name="ce3" table:formula="of:=ABS([.B23])" office:value-type="float" office:value="4.52453681944885" calcext:value-type="float">
            <text:p>4.52453681944885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ce3" table:formula="of:=2-[.A24]*3+SIN([.A24])" office:value-type="float" office:value="-5.67262011976617" calcext:value-type="float">
            <text:p>-5.67262011976617</text:p>
          </table:table-cell>
          <table:table-cell table:style-name="ce3" table:formula="of:=ABS([.B24])" office:value-type="float" office:value="5.67262011976617" calcext:value-type="float">
            <text:p>5.67262011976617</text:p>
          </table:table-cell>
          <table:table-cell table:number-columns-repeated="4"/>
        </table:table-row>
      </table:table>
      <table:table table:name="No.2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arat &lt; 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3]^3-[.A3]^2-2*[.A3]+1" office:value-type="float" office:value="1" calcext:value-type="float">
            <text:p>1</text:p>
          </table:table-cell>
          <table:table-cell table:formula="of:=ABS([.B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*[.B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^3-[.A4]^2-2*[.A4]+1" office:value-type="float" office:value="-1" calcext:value-type="float">
            <text:p>-1</text:p>
          </table:table-cell>
          <table:table-cell table:formula="of:=ABS([.B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[.A3]+[.A4])/2" office:value-type="float" office:value="0" calcext:value-type="float">
            <text:p>0</text:p>
          </table:table-cell>
          <table:table-cell table:formula="of:=[.A5]^3-[.A5]^2-2*[.A5]+1" office:value-type="float" office:value="1" calcext:value-type="float">
            <text:p>1</text:p>
          </table:table-cell>
          <table:table-cell table:formula="of:=ABS([.B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([.A3]+[.A5])/2" office:value-type="float" office:value="-0.5" calcext:value-type="float">
            <text:p>-0.5</text:p>
          </table:table-cell>
          <table:table-cell table:style-name="ce1" table:formula="of:=[.A6]^3-[.A6]^2-2*[.A6]+1" office:value-type="float" office:value="1.625" calcext:value-type="float">
            <text:p>1.625</text:p>
          </table:table-cell>
          <table:table-cell table:style-name="ce1" table:formula="of:=ABS([.B6])" office:value-type="float" office:value="1.625" calcext:value-type="float">
            <text:p>1.625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([.A5]+[.A6])/2" office:value-type="float" office:value="-0.25" calcext:value-type="float">
            <text:p>-0.25</text:p>
          </table:table-cell>
          <table:table-cell table:formula="of:=[.A7]^3-[.A7]^2-2*[.A7]+1" office:value-type="float" office:value="1.421875" calcext:value-type="float">
            <text:p>1.421875</text:p>
          </table:table-cell>
          <table:table-cell table:formula="of:=ABS([.B7])" office:value-type="float" office:value="1.421875" calcext:value-type="float">
            <text:p>1.42187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([.A6]+[.A7])/2" office:value-type="float" office:value="-0.375" calcext:value-type="float">
            <text:p>-0.375</text:p>
          </table:table-cell>
          <table:table-cell table:formula="of:=[.A8]^3-[.A8]^2-2*[.A8]+1" office:value-type="float" office:value="1.556640625" calcext:value-type="float">
            <text:p>1.556640625</text:p>
          </table:table-cell>
          <table:table-cell table:formula="of:=ABS([.B8])" office:value-type="float" office:value="1.556640625" calcext:value-type="float">
            <text:p>1.556640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([.$A$6]+[.A8])/2" office:value-type="float" office:value="-0.4375" calcext:value-type="float">
            <text:p>-0.4375</text:p>
          </table:table-cell>
          <table:table-cell table:formula="of:=[.A9]^3-[.A9]^2-2*[.A9]+1" office:value-type="float" office:value="1.599853515625" calcext:value-type="float">
            <text:p>1.599853515625</text:p>
          </table:table-cell>
          <table:table-cell table:formula="of:=ABS([.B9])" office:value-type="float" office:value="1.599853515625" calcext:value-type="float">
            <text:p>1.5998535156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([.$A$6]+[.A9])/2" office:value-type="float" office:value="-0.46875" calcext:value-type="float">
            <text:p>-0.46875</text:p>
          </table:table-cell>
          <table:table-cell table:formula="of:=[.A10]^3-[.A10]^2-2*[.A10]+1" office:value-type="float" office:value="1.61477661132813" calcext:value-type="float">
            <text:p>1.61477661132813</text:p>
          </table:table-cell>
          <table:table-cell table:formula="of:=ABS([.B10])" office:value-type="float" office:value="1.61477661132813" calcext:value-type="float">
            <text:p>1.614776611328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([.$A$6]+[.A10])/2" office:value-type="float" office:value="-0.484375" calcext:value-type="float">
            <text:p>-0.484375</text:p>
          </table:table-cell>
          <table:table-cell table:formula="of:=[.A11]^3-[.A11]^2-2*[.A11]+1" office:value-type="float" office:value="1.62048721313477" calcext:value-type="float">
            <text:p>1.62048721313477</text:p>
          </table:table-cell>
          <table:table-cell table:formula="of:=ABS([.B11])" office:value-type="float" office:value="1.62048721313477" calcext:value-type="float">
            <text:p>1.6204872131347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([.$A$6]+[.A11])/2" office:value-type="float" office:value="-0.4921875" calcext:value-type="float">
            <text:p>-0.4921875</text:p>
          </table:table-cell>
          <table:table-cell table:formula="of:=[.A12]^3-[.A12]^2-2*[.A12]+1" office:value-type="float" office:value="1.62289476394653" calcext:value-type="float">
            <text:p>1.62289476394653</text:p>
          </table:table-cell>
          <table:table-cell table:formula="of:=ABS([.B12])" office:value-type="float" office:value="1.62289476394653" calcext:value-type="float">
            <text:p>1.62289476394653</text:p>
          </table:table-cell>
          <table:table-cell table:number-columns-repeated="2"/>
        </table:table-row>
        <table:table-row table:style-name="ro1">
          <table:table-cell table:formula="of:=([.$A$6]+[.A12])/2" office:value-type="float" office:value="-0.49609375" calcext:value-type="float">
            <text:p>-0.49609375</text:p>
          </table:table-cell>
          <table:table-cell table:formula="of:=[.A13]^3-[.A13]^2-2*[.A13]+1" office:value-type="float" office:value="1.62398535013199" calcext:value-type="float">
            <text:p>1.62398535013199</text:p>
          </table:table-cell>
          <table:table-cell table:formula="of:=ABS([.B13])" office:value-type="float" office:value="1.62398535013199" calcext:value-type="float">
            <text:p>1.62398535013199</text:p>
          </table:table-cell>
          <table:table-cell table:number-columns-repeated="2"/>
        </table:table-row>
        <table:table-row table:style-name="ro1">
          <table:table-cell table:formula="of:=([.$A$6]+[.A13])/2" office:value-type="float" office:value="-0.498046875" calcext:value-type="float">
            <text:p>-0.498046875</text:p>
          </table:table-cell>
          <table:table-cell table:formula="of:=[.A14]^3-[.A14]^2-2*[.A14]+1" office:value-type="float" office:value="1.62450218945742" calcext:value-type="float">
            <text:p>1.62450218945742</text:p>
          </table:table-cell>
          <table:table-cell table:formula="of:=ABS([.B14])" office:value-type="float" office:value="1.62450218945742" calcext:value-type="float">
            <text:p>1.62450218945742</text:p>
          </table:table-cell>
          <table:table-cell table:number-columns-repeated="2"/>
        </table:table-row>
        <table:table-row table:style-name="ro1">
          <table:table-cell table:formula="of:=([.$A$6]+[.A14])/2" office:value-type="float" office:value="-0.4990234375" calcext:value-type="float">
            <text:p>-0.4990234375</text:p>
          </table:table-cell>
          <table:table-cell table:formula="of:=[.A15]^3-[.A15]^2-2*[.A15]+1" office:value-type="float" office:value="1.62475347612053" calcext:value-type="float">
            <text:p>1.62475347612053</text:p>
          </table:table-cell>
          <table:table-cell table:formula="of:=ABS([.B15])" office:value-type="float" office:value="1.62475347612053" calcext:value-type="float">
            <text:p>1.62475347612053</text:p>
          </table:table-cell>
          <table:table-cell table:number-columns-repeated="2"/>
        </table:table-row>
        <table:table-row table:style-name="ro1">
          <table:table-cell table:formula="of:=([.$A$6]+[.A15])/2" office:value-type="float" office:value="-0.49951171875" calcext:value-type="float">
            <text:p>-0.49951171875</text:p>
          </table:table-cell>
          <table:table-cell table:formula="of:=[.A16]^3-[.A16]^2-2*[.A16]+1" office:value-type="float" office:value="1.62487733375747" calcext:value-type="float">
            <text:p>1.62487733375747</text:p>
          </table:table-cell>
          <table:table-cell table:formula="of:=ABS([.B16])" office:value-type="float" office:value="1.62487733375747" calcext:value-type="float">
            <text:p>1.62487733375747</text:p>
          </table:table-cell>
          <table:table-cell table:number-columns-repeated="2"/>
        </table:table-row>
        <table:table-row table:style-name="ro1">
          <table:table-cell table:formula="of:=([.$A$6]+[.A16])/2" office:value-type="float" office:value="-0.499755859375" calcext:value-type="float">
            <text:p>-0.499755859375</text:p>
          </table:table-cell>
          <table:table-cell table:formula="of:=[.A17]^3-[.A17]^2-2*[.A17]+1" office:value-type="float" office:value="1.62493881584669" calcext:value-type="float">
            <text:p>1.62493881584669</text:p>
          </table:table-cell>
          <table:table-cell table:formula="of:=ABS([.B17])" office:value-type="float" office:value="1.62493881584669" calcext:value-type="float">
            <text:p>1.62493881584669</text:p>
          </table:table-cell>
          <table:table-cell table:number-columns-repeated="2"/>
        </table:table-row>
        <table:table-row table:style-name="ro1">
          <table:table-cell table:formula="of:=([.$A$6]+[.A17])/2" office:value-type="float" office:value="-0.4998779296875" calcext:value-type="float">
            <text:p>-0.4998779296875</text:p>
          </table:table-cell>
          <table:table-cell table:formula="of:=[.A18]^3-[.A18]^2-2*[.A18]+1" office:value-type="float" office:value="1.62496944517079" calcext:value-type="float">
            <text:p>1.62496944517079</text:p>
          </table:table-cell>
          <table:table-cell table:formula="of:=ABS([.B18])" office:value-type="float" office:value="1.62496944517079" calcext:value-type="float">
            <text:p>1.62496944517079</text:p>
          </table:table-cell>
          <table:table-cell table:number-columns-repeated="2"/>
        </table:table-row>
        <table:table-row table:style-name="ro1">
          <table:table-cell table:formula="of:=([.$A$6]+[.A18])/2" office:value-type="float" office:value="-0.49993896484375" calcext:value-type="float">
            <text:p>-0.49993896484375</text:p>
          </table:table-cell>
          <table:table-cell table:formula="of:=[.A19]^3-[.A19]^2-2*[.A19]+1" office:value-type="float" office:value="1.62498473189794" calcext:value-type="float">
            <text:p>1.62498473189794</text:p>
          </table:table-cell>
          <table:table-cell table:formula="of:=ABS([.B19])" office:value-type="float" office:value="1.62498473189794" calcext:value-type="float">
            <text:p>1.62498473189794</text:p>
          </table:table-cell>
          <table:table-cell table:number-columns-repeated="2"/>
        </table:table-row>
        <table:table-row table:style-name="ro1">
          <table:table-cell table:formula="of:=([.$A$6]+[.A19])/2" office:value-type="float" office:value="-0.499969482421875" calcext:value-type="float">
            <text:p>-0.499969482421875</text:p>
          </table:table-cell>
          <table:table-cell table:formula="of:=[.A20]^3-[.A20]^2-2*[.A20]+1" office:value-type="float" office:value="1.62499236827719" calcext:value-type="float">
            <text:p>1.62499236827719</text:p>
          </table:table-cell>
          <table:table-cell table:formula="of:=ABS([.B20])" office:value-type="float" office:value="1.62499236827719" calcext:value-type="float">
            <text:p>1.62499236827719</text:p>
          </table:table-cell>
          <table:table-cell table:number-columns-repeated="2"/>
        </table:table-row>
        <table:table-row table:style-name="ro1">
          <table:table-cell table:formula="of:=([.$A$6]+[.A20])/2" office:value-type="float" office:value="-0.499984741210938" calcext:value-type="float">
            <text:p>-0.499984741210938</text:p>
          </table:table-cell>
          <table:table-cell table:formula="of:=[.A21]^3-[.A21]^2-2*[.A21]+1" office:value-type="float" office:value="1.62499618472066" calcext:value-type="float">
            <text:p>1.62499618472066</text:p>
          </table:table-cell>
          <table:table-cell table:formula="of:=ABS([.B21])" office:value-type="float" office:value="1.62499618472066" calcext:value-type="float">
            <text:p>1.62499618472066</text:p>
          </table:table-cell>
          <table:table-cell table:number-columns-repeated="2"/>
        </table:table-row>
        <table:table-row table:style-name="ro1">
          <table:table-cell table:formula="of:=([.$A$6]+[.A21])/2" office:value-type="float" office:value="-0.499992370605469" calcext:value-type="float">
            <text:p>-0.499992370605469</text:p>
          </table:table-cell>
          <table:table-cell table:formula="of:=[.A22]^3-[.A22]^2-2*[.A22]+1" office:value-type="float" office:value="1.62499809250585" calcext:value-type="float">
            <text:p>1.62499809250585</text:p>
          </table:table-cell>
          <table:table-cell table:formula="of:=ABS([.B22])" office:value-type="float" office:value="1.62499809250585" calcext:value-type="float">
            <text:p>1.62499809250585</text:p>
          </table:table-cell>
          <table:table-cell table:number-columns-repeated="2"/>
        </table:table-row>
        <table:table-row table:style-name="ro1">
          <table:table-cell table:formula="of:=([.$A$6]+[.A22])/2" office:value-type="float" office:value="-0.499996185302734" calcext:value-type="float">
            <text:p>-0.499996185302734</text:p>
          </table:table-cell>
          <table:table-cell table:formula="of:=[.A23]^3-[.A23]^2-2*[.A23]+1" office:value-type="float" office:value="1.6249990462893" calcext:value-type="float">
            <text:p>1.6249990462893</text:p>
          </table:table-cell>
          <table:table-cell table:formula="of:=ABS([.B23])" office:value-type="float" office:value="1.6249990462893" calcext:value-type="float">
            <text:p>1.6249990462893</text:p>
          </table:table-cell>
          <table:table-cell table:number-columns-repeated="2"/>
        </table:table-row>
        <table:table-row table:style-name="ro1">
          <table:table-cell table:formula="of:=([.$A$6]+[.A23])/2" office:value-type="float" office:value="-0.499998092651367" calcext:value-type="float">
            <text:p>-0.499998092651367</text:p>
          </table:table-cell>
          <table:table-cell table:formula="of:=[.A24]^3-[.A24]^2-2*[.A24]+1" office:value-type="float" office:value="1.62499952315375" calcext:value-type="float">
            <text:p>1.62499952315375</text:p>
          </table:table-cell>
          <table:table-cell table:formula="of:=ABS([.B24])" office:value-type="float" office:value="1.62499952315375" calcext:value-type="float">
            <text:p>1.62499952315375</text:p>
          </table:table-cell>
          <table:table-cell table:number-columns-repeated="2"/>
        </table:table-row>
      </table:table>
      <table:table table:name="No.3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|f(x)|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3*[.A2]-COS([.A2])" office:value-type="float" office:value="-3.54030230586814" calcext:value-type="float">
            <text:p>-3.54030230586814</text:p>
          </table:table-cell>
          <table:table-cell table:formula="of:=ABS([.B2])" office:value-type="float" office:value="3.54030230586814" calcext:value-type="float">
            <text:p>3.54030230586814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formula="of:=3*[.A3]-COS([.A3])" office:value-type="float" office:value="-1.14875026039497" calcext:value-type="float">
            <text:p>-1.14875026039497</text:p>
          </table:table-cell>
          <table:table-cell table:formula="of:=ABS([.B3])" office:value-type="float" office:value="1.14875026039497" calcext:value-type="float">
            <text:p>1.14875026039497</text:p>
          </table:table-cell>
        </table:table-row>
        <table:table-row table:style-name="ro1">
          <table:table-cell table:formula="of:=[.A3] - [.B3]/([.B3]-[.B2])*([.A3]-[.A2])" office:value-type="float" office:value="0.406319882078627" calcext:value-type="float">
            <text:p>0.406319882078627</text:p>
          </table:table-cell>
          <table:table-cell table:formula="of:=3*[.A4]-COS([.A4])" office:value-type="float" office:value="0.300378107798399" calcext:value-type="float">
            <text:p>0.300378107798399</text:p>
          </table:table-cell>
          <table:table-cell table:formula="of:=ABS([.B4])" office:value-type="float" office:value="0.300378107798399" calcext:value-type="float">
            <text:p>0.300378107798399</text:p>
          </table:table-cell>
        </table:table-row>
        <table:table-row table:style-name="ro1">
          <table:table-cell table:formula="of:=[.A4] - [.B4]/([.B4]-[.B3])*([.A4]-[.A3])" office:value-type="float" office:value="0.311733021633371" calcext:value-type="float">
            <text:p>0.311733021633371</text:p>
          </table:table-cell>
          <table:table-cell table:formula="of:=3*[.A5]-COS([.A5])" office:value-type="float" office:value="-0.0166044019320153" calcext:value-type="float">
            <text:p>-0.016604401932015</text:p>
          </table:table-cell>
          <table:table-cell table:formula="of:=ABS([.B5])" office:value-type="float" office:value="0.0166044019320153" calcext:value-type="float">
            <text:p>0.016604401932015</text:p>
          </table:table-cell>
        </table:table-row>
        <table:table-row table:style-name="ro1">
          <table:table-cell table:formula="of:=[.A5] - [.B5]/([.B5]-[.B4])*([.A5]-[.A4])" office:value-type="float" office:value="0.316687737430329" calcext:value-type="float">
            <text:p>0.316687737430329</text:p>
          </table:table-cell>
          <table:table-cell table:formula="of:=3*[.A6]-COS([.A6])" office:value-type="float" office:value="-0.000208923865000821" calcext:value-type="float">
            <text:p>-0.000208923865001</text:p>
          </table:table-cell>
          <table:table-cell table:formula="of:=ABS([.B6])" office:value-type="float" office:value="0.000208923865000821" calcext:value-type="float">
            <text:p>0.000208923865001</text:p>
          </table:table-cell>
        </table:table-row>
        <table:table-row table:style-name="ro1">
          <table:table-cell table:formula="of:=[.A6] - [.B6]/([.B6]-[.B5])*([.A6]-[.A5])" office:value-type="float" office:value="0.31675087425196" calcext:value-type="float">
            <text:p>0.31675087425196</text:p>
          </table:table-cell>
          <table:table-cell table:formula="of:=3*[.A7]-COS([.A7])" office:value-type="float" office:value="0.00000015060859015481" calcext:value-type="float">
            <text:p>1.5060859015481E-07</text:p>
          </table:table-cell>
          <table:table-cell table:formula="of:=ABS([.B7])" office:value-type="float" office:value="0.00000015060859015481" calcext:value-type="float">
            <text:p>1.5060859015481E-07</text:p>
          </table:table-cell>
        </table:table-row>
        <table:table-row table:style-name="ro1">
          <table:table-cell table:formula="of:=[.A7] - [.B7]/([.B7]-[.B6])*([.A7]-[.A6])" office:value-type="float" office:value="0.316750828770809" calcext:value-type="float">
            <text:p>0.316750828770809</text:p>
          </table:table-cell>
          <table:table-cell table:formula="of:=3*[.A8]-COS([.A8])" office:value-type="float" office:value="-0.00000000000136335387423969" calcext:value-type="float">
            <text:p>-1.36335387423969E-12</text:p>
          </table:table-cell>
          <table:table-cell table:formula="of:=ABS([.B8])" office:value-type="float" office:value="0.00000000000136335387423969" calcext:value-type="float">
            <text:p>1.36335387423969E-12</text:p>
          </table:table-cell>
        </table:table-row>
      </table:table>
      <table:table table:name="No.4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  <table:table-cell office:value-type="string" calcext:value-type="string">
            <text:p>g’(x)</text:p>
          </table:table-cell>
          <table:table-cell office:value-type="string" calcext:value-type="string">
            <text:p>g(x)</text:p>
          </table:table-cell>
          <table:table-cell office:value-type="string" calcext:value-type="string">
            <text:p>syarat: |g’(x)| &lt; 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EXP([.A2]) - 2*[.A2] + 21" office:value-type="float" office:value="21.6487212707001" calcext:value-type="float">
            <text:p>21.6487212707001</text:p>
          </table:table-cell>
          <table:table-cell table:formula="of:=ABS([.B2])" office:value-type="float" office:value="21.6487212707001" calcext:value-type="float">
            <text:p>21.6487212707001</text:p>
          </table:table-cell>
          <table:table-cell table:formula="of:=(EXP([.A2]))/2" office:value-type="float" office:value="0.824360635350064" calcext:value-type="float">
            <text:p>0.824360635350064</text:p>
          </table:table-cell>
          <table:table-cell table:number-columns-repeated="2"/>
        </table:table-row>
        <table:table-row table:style-name="ro1">
          <table:table-cell table:formula="of:= (EXP([.A2]) + 21)/2" office:value-type="float" office:value="11.3243606353501" calcext:value-type="float">
            <text:p>11.3243606353501</text:p>
          </table:table-cell>
          <table:table-cell table:formula="of:=EXP([.A3]) - 2*[.A3] + 21" office:value-type="float" office:value="82813.0326042253" calcext:value-type="float">
            <text:p>82813.0326042253</text:p>
          </table:table-cell>
          <table:table-cell table:formula="of:=ABS([.B3])" office:value-type="float" office:value="82813.0326042253" calcext:value-type="float">
            <text:p>82813.0326042253</text:p>
          </table:table-cell>
          <table:table-cell table:formula="of:=(EXP([.A3]))/2" office:value-type="float" office:value="41407.340662748" calcext:value-type="float">
            <text:p>41407.340662748</text:p>
          </table:table-cell>
          <table:table-cell table:number-columns-repeated="2"/>
        </table:table-row>
        <table:table-row table:style-name="ro1">
          <table:table-cell table:formula="of:= (EXP([.A3]) - 21)/2" office:value-type="float" office:value="41396.840662748" calcext:value-type="float">
            <text:p>41396.840662748</text:p>
          </table:table-cell>
          <table:table-cell table:formula="of:=EXP([.A4]) - 2*[.A4] + 21" office:value-type="string" office:string-value="" calcext:value-type="error">
            <text:p>#NUM!</text:p>
          </table:table-cell>
          <table:table-cell table:formula="of:=ABS([.B4])" office:value-type="string" office:string-value="" calcext:value-type="error">
            <text:p>#NUM!</text:p>
          </table:table-cell>
          <table:table-cell table:formula="of:=(EXP([.A4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formula="of:= (EXP([.A4]) - 21)/2" office:value-type="string" office:string-value="" calcext:value-type="error">
            <text:p>#NUM!</text:p>
          </table:table-cell>
          <table:table-cell table:formula="of:=EXP([.A5]) - 2*[.A5] + 21" office:value-type="string" office:string-value="" calcext:value-type="error">
            <text:p>#NUM!</text:p>
          </table:table-cell>
          <table:table-cell table:formula="of:=ABS([.B5])" office:value-type="string" office:string-value="" calcext:value-type="error">
            <text:p>#NUM!</text:p>
          </table:table-cell>
          <table:table-cell table:formula="of:=(EXP([.A5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formula="of:= (EXP([.A5]) - 21)/2" office:value-type="string" office:string-value="" calcext:value-type="error">
            <text:p>#NUM!</text:p>
          </table:table-cell>
          <table:table-cell table:formula="of:=EXP([.A6]) - 2*[.A6] + 21" office:value-type="string" office:string-value="" calcext:value-type="error">
            <text:p>#NUM!</text:p>
          </table:table-cell>
          <table:table-cell table:formula="of:=ABS([.B6])" office:value-type="string" office:string-value="" calcext:value-type="error">
            <text:p>#NUM!</text:p>
          </table:table-cell>
          <table:table-cell table:formula="of:=(EXP([.A6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formula="of:= (EXP([.A6]) - 21)/2" office:value-type="string" office:string-value="" calcext:value-type="error">
            <text:p>#NUM!</text:p>
          </table:table-cell>
          <table:table-cell table:formula="of:=EXP([.A7]) - 2*[.A7] + 21" office:value-type="string" office:string-value="" calcext:value-type="error">
            <text:p>#NUM!</text:p>
          </table:table-cell>
          <table:table-cell table:formula="of:=ABS([.B7])" office:value-type="string" office:string-value="" calcext:value-type="error">
            <text:p>#NUM!</text:p>
          </table:table-cell>
          <table:table-cell table:formula="of:=(EXP([.A7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formula="of:= (EXP([.A7]) - 21)/2" office:value-type="string" office:string-value="" calcext:value-type="error">
            <text:p>#NUM!</text:p>
          </table:table-cell>
          <table:table-cell table:formula="of:=EXP([.A8]) - 2*[.A8] + 21" office:value-type="string" office:string-value="" calcext:value-type="error">
            <text:p>#NUM!</text:p>
          </table:table-cell>
          <table:table-cell table:formula="of:=ABS([.B8])" office:value-type="string" office:string-value="" calcext:value-type="error">
            <text:p>#NUM!</text:p>
          </table:table-cell>
          <table:table-cell table:formula="of:=(EXP([.A8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/>
          <table:table-cell table:formula="of:=EXP([.A9]) - 2*[.A9] + 21" office:value-type="float" office:value="22" calcext:value-type="float">
            <text:p>22</text:p>
          </table:table-cell>
          <table:table-cell table:number-columns-repeated="4"/>
        </table:table-row>
      </table:table>
      <table:table table:name="No.5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’’(x)</text:p>
          </table:table-cell>
          <table:table-cell office:value-type="string" calcext:value-type="string">
            <text:p>|f(x)|</text:p>
          </table:table-cell>
          <table:table-cell office:value-type="string" calcext:value-type="string">
            <text:p>Syarat &lt; 1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5" calcext:value-type="float">
            <text:p>0.5</text:p>
          </table:table-cell>
          <table:table-cell table:formula="of:=[.B2]^3 - [.B2]^2 - 3*[.B2]+3" office:value-type="float" office:value="1.375" calcext:value-type="float">
            <text:p>1.375</text:p>
          </table:table-cell>
          <table:table-cell table:formula="of:=3*[.B2]^2-2*[.B2]-3" office:value-type="float" office:value="-3.25" calcext:value-type="float">
            <text:p>-3.25</text:p>
          </table:table-cell>
          <table:table-cell table:formula="of:=6*[.B2]-2" office:value-type="float" office:value="1" calcext:value-type="float">
            <text:p>1</text:p>
          </table:table-cell>
          <table:table-cell table:formula="of:=ABS([.C2])" office:value-type="float" office:value="1.375" calcext:value-type="float">
            <text:p>1.375</text:p>
          </table:table-cell>
          <table:table-cell table:formula="of:=([.C2]*[.E2])/([.D2]^2)" office:value-type="float" office:value="0.130177514792899" calcext:value-type="float">
            <text:p>0.130177514792899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formula="of:=[.B2]-([.C2]/[.D2])" office:value-type="float" office:value="0.923076923076923" calcext:value-type="float">
            <text:p>0.923076923076923</text:p>
          </table:table-cell>
          <table:table-cell table:formula="of:=[.B3]^3 - [.B3]^2 - 3*[.B3]+3" office:value-type="float" office:value="0.165225307237141" calcext:value-type="float">
            <text:p>0.165225307237141</text:p>
          </table:table-cell>
          <table:table-cell table:formula="of:=3*[.B3]^2-2*[.B3]-3" office:value-type="float" office:value="-2.28994082840237" calcext:value-type="float">
            <text:p>-2.28994082840237</text:p>
          </table:table-cell>
          <table:table-cell table:formula="of:=6*[.B3]-2" office:value-type="float" office:value="3.53846153846154" calcext:value-type="float">
            <text:p>3.53846153846154</text:p>
          </table:table-cell>
          <table:table-cell table:formula="of:=ABS([.C3])" office:value-type="float" office:value="0.165225307237141" calcext:value-type="float">
            <text:p>0.165225307237141</text:p>
          </table:table-cell>
          <table:table-cell table:formula="of:=([.C3]*[.E3])/([.D3]^2)" office:value-type="float" office:value="0.111491697213709" calcext:value-type="float">
            <text:p>0.111491697213709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formula="of:=[.B3]-([.C3]/[.D3])" office:value-type="float" office:value="0.995229576624925" calcext:value-type="float">
            <text:p>0.995229576624925</text:p>
          </table:table-cell>
          <table:table-cell table:formula="of:=[.B4]^3 - [.B4]^2 - 3*[.B4]+3" office:value-type="float" office:value="0.00958625206826946" calcext:value-type="float">
            <text:p>0.009586252068269</text:p>
          </table:table-cell>
          <table:table-cell table:formula="of:=3*[.B4]^2-2*[.B4]-3" office:value-type="float" office:value="-2.01901342268277" calcext:value-type="float">
            <text:p>-2.01901342268277</text:p>
          </table:table-cell>
          <table:table-cell table:formula="of:=6*[.B4]-2" office:value-type="float" office:value="3.97137745974955" calcext:value-type="float">
            <text:p>3.97137745974955</text:p>
          </table:table-cell>
          <table:table-cell table:formula="of:=ABS([.C4])" office:value-type="float" office:value="0.00958625206826946" calcext:value-type="float">
            <text:p>0.009586252068269</text:p>
          </table:table-cell>
          <table:table-cell table:formula="of:=([.C4]*[.E4])/([.D4]^2)" office:value-type="float" office:value="0.00933924134575746" calcext:value-type="float">
            <text:p>0.009339241345757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table:formula="of:=[.B4]-([.C4]/[.D4])" office:value-type="float" office:value="0.999977564905029" calcext:value-type="float">
            <text:p>0.999977564905029</text:p>
          </table:table-cell>
          <table:table-cell table:style-name="ce1" table:formula="of:=[.B5]^3 - [.B5]^2 - 3*[.B5]+3" office:value-type="float" office:value="0.0000448711965974624" calcext:value-type="float">
            <text:p>4.48711965974624E-05</text:p>
          </table:table-cell>
          <table:table-cell table:style-name="ce1" table:formula="of:=3*[.B5]^2-2*[.B5]-3" office:value-type="float" office:value="-2.00008973886988" calcext:value-type="float">
            <text:p>-2.00008973886988</text:p>
          </table:table-cell>
          <table:table-cell table:style-name="ce1" table:formula="of:=6*[.B5]-2" office:value-type="float" office:value="3.99986538943017" calcext:value-type="float">
            <text:p>3.99986538943017</text:p>
          </table:table-cell>
          <table:table-cell table:style-name="ce1" table:formula="of:=ABS([.C5])" office:value-type="float" office:value="0.0000448711965974624" calcext:value-type="float">
            <text:p>4.48711965974624E-05</text:p>
          </table:table-cell>
          <table:table-cell table:style-name="ce1" table:formula="of:=([.C5]*[.E5])/([.D5]^2)" office:value-type="float" office:value="0.0000448656602791502" calcext:value-type="float">
            <text:p>4.48656602791502E-05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formula="of:=[.B5]-([.C5]/[.D5])" office:value-type="float" office:value="0.9999999994967" calcext:value-type="float">
            <text:p>0.9999999994967</text:p>
          </table:table-cell>
          <table:table-cell table:formula="of:=[.B6]^3 - [.B6]^2 - 3*[.B6]+3" office:value-type="float" office:value="0.00000000100659924839874" calcext:value-type="float">
            <text:p>1.00659924839874E-09</text:p>
          </table:table-cell>
          <table:table-cell table:formula="of:=3*[.B6]^2-2*[.B6]-3" office:value-type="float" office:value="-2.0000000020132" calcext:value-type="float">
            <text:p>-2.0000000020132</text:p>
          </table:table-cell>
          <table:table-cell table:formula="of:=6*[.B6]-2" office:value-type="float" office:value="3.9999999969802" calcext:value-type="float">
            <text:p>3.9999999969802</text:p>
          </table:table-cell>
          <table:table-cell table:formula="of:=ABS([.C6])" office:value-type="float" office:value="0.00000000100659924839874" calcext:value-type="float">
            <text:p>1.00659924839874E-09</text:p>
          </table:table-cell>
          <table:table-cell table:formula="of:=([.C6]*[.E6])/([.D6]^2)" office:value-type="float" office:value="0.00000000100659924561233" calcext:value-type="float">
            <text:p>1.00659924561233E-09</text:p>
          </table:table-cell>
        </table:table-row>
        <table:table-row table:style-name="ro1">
          <table:table-cell/>
          <table:table-cell table:formula="of:=[.B6]-([.C6]/[.D6])" office:value-type="float" office:value="1" calcext:value-type="float">
            <text:p>1</text:p>
          </table:table-cell>
          <table:table-cell table:formula="of:=[.B7]^3 - [.B7]^2 - 3*[.B7]+3" office:value-type="float" office:value="0" calcext:value-type="float">
            <text:p>0</text:p>
          </table:table-cell>
          <table:table-cell table:formula="of:=3*[.B7]^2-2*[.B7]-3" office:value-type="float" office:value="-2" calcext:value-type="float">
            <text:p>-2</text:p>
          </table:table-cell>
          <table:table-cell table:formula="of:=6*[.B7]-2" office:value-type="float" office:value="4" calcext:value-type="float">
            <text:p>4</text:p>
          </table:table-cell>
          <table:table-cell table:formula="of:=ABS([.C7])" office:value-type="float" office:value="0" calcext:value-type="float">
            <text:p>0</text:p>
          </table:table-cell>
          <table:table-cell table:formula="of:=([.C7]*[.E7])/([.D7]^2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]-([.C7]/[.D7])" office:value-type="float" office:value="1" calcext:value-type="float">
            <text:p>1</text:p>
          </table:table-cell>
          <table:table-cell table:formula="of:=[.B8]^3 - [.B8]^2 - 3*[.B8]+3" office:value-type="float" office:value="0" calcext:value-type="float">
            <text:p>0</text:p>
          </table:table-cell>
          <table:table-cell table:formula="of:=3*[.B8]^2-2*[.B8]-3" office:value-type="float" office:value="-2" calcext:value-type="float">
            <text:p>-2</text:p>
          </table:table-cell>
          <table:table-cell table:formula="of:=6*[.B8]-2" office:value-type="float" office:value="4" calcext:value-type="float">
            <text:p>4</text:p>
          </table:table-cell>
          <table:table-cell table:formula="of:=ABS([.C8])" office:value-type="float" office:value="0" calcext:value-type="float">
            <text:p>0</text:p>
          </table:table-cell>
          <table:table-cell table:formula="of:=([.C8]*[.E8])/([.D8]^2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]-([.C8]/[.D8])" office:value-type="float" office:value="1" calcext:value-type="float">
            <text:p>1</text:p>
          </table:table-cell>
          <table:table-cell table:formula="of:=[.B9]^3 - [.B9]^2 - 3*[.B9]+3" office:value-type="float" office:value="0" calcext:value-type="float">
            <text:p>0</text:p>
          </table:table-cell>
          <table:table-cell table:formula="of:=3*[.B9]^2-2*[.B9]-3" office:value-type="float" office:value="-2" calcext:value-type="float">
            <text:p>-2</text:p>
          </table:table-cell>
          <table:table-cell table:formula="of:=6*[.B9]-2" office:value-type="float" office:value="4" calcext:value-type="float">
            <text:p>4</text:p>
          </table:table-cell>
          <table:table-cell table:formula="of:=ABS([.C9])" office:value-type="float" office:value="0" calcext:value-type="float">
            <text:p>0</text:p>
          </table:table-cell>
          <table:table-cell table:formula="of:=([.C9]*[.E9])/([.D9]^2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-([.C9]/[.D9])" office:value-type="float" office:value="1" calcext:value-type="float">
            <text:p>1</text:p>
          </table:table-cell>
          <table:table-cell table:formula="of:=[.B10]^3 - [.B10]^2 - 3*[.B10]+3" office:value-type="float" office:value="0" calcext:value-type="float">
            <text:p>0</text:p>
          </table:table-cell>
          <table:table-cell table:formula="of:=3*[.B10]^2-2*[.B10]-3" office:value-type="float" office:value="-2" calcext:value-type="float">
            <text:p>-2</text:p>
          </table:table-cell>
          <table:table-cell table:formula="of:=6*[.B10]-2" office:value-type="float" office:value="4" calcext:value-type="float">
            <text:p>4</text:p>
          </table:table-cell>
          <table:table-cell table:formula="of:=ABS([.C10])" office:value-type="float" office:value="0" calcext:value-type="float">
            <text:p>0</text:p>
          </table:table-cell>
          <table:table-cell table:formula="of:=([.C10]*[.E10])/([.D10]^2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]-([.C10]/[.D10])" office:value-type="float" office:value="1" calcext:value-type="float">
            <text:p>1</text:p>
          </table:table-cell>
          <table:table-cell table:formula="of:=[.B11]^3 - [.B11]^2 - 3*[.B11]+3" office:value-type="float" office:value="0" calcext:value-type="float">
            <text:p>0</text:p>
          </table:table-cell>
          <table:table-cell table:formula="of:=3*[.B11]^2-2*[.B11]-3" office:value-type="float" office:value="-2" calcext:value-type="float">
            <text:p>-2</text:p>
          </table:table-cell>
          <table:table-cell table:formula="of:=6*[.B11]-2" office:value-type="float" office:value="4" calcext:value-type="float">
            <text:p>4</text:p>
          </table:table-cell>
          <table:table-cell table:formula="of:=ABS([.C11])" office:value-type="float" office:value="0" calcext:value-type="float">
            <text:p>0</text:p>
          </table:table-cell>
          <table:table-cell table:formula="of:=([.C11]*[.E11])/([.D11]^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08:26:02.365113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10-05T09:08:10.522095332</meta:creation-date>
    <dc:date>2018-10-09T11:45:51.515296030</dc:date>
    <dc:creator>Mifta Nur Farid</dc:creator>
    <meta:editing-duration>PT5H45M57S</meta:editing-duration>
    <meta:editing-cycles>7</meta:editing-cycles>
    <meta:generator>LibreOffice/6.1.0.3$Linux_X86_64 LibreOffice_project/10$Build-3</meta:generator>
    <meta:document-statistic meta:table-count="5" meta:cell-count="313" meta:object-count="0"/>
  </office:meta>
</office:document-meta>
</file>